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8f5d" officeooo:paragraph-rsid="00128f5d"/>
    </style:style>
    <style:style style:name="P2" style:family="paragraph" style:parent-style-name="Standard">
      <style:paragraph-properties fo:text-align="justify" style:justify-single-word="false"/>
      <style:text-properties officeooo:rsid="00128f5d" officeooo:paragraph-rsid="00128f5d"/>
    </style:style>
    <style:style style:name="P3" style:family="paragraph" style:parent-style-name="Standard">
      <style:paragraph-properties fo:text-align="justify" style:justify-single-word="false"/>
      <style:text-properties officeooo:rsid="00128f5d" officeooo:paragraph-rsid="001b5a0c"/>
    </style:style>
    <style:style style:name="P4" style:family="paragraph" style:parent-style-name="Standard">
      <style:paragraph-properties fo:text-align="justify" style:justify-single-word="false"/>
      <style:text-properties officeooo:rsid="00128f5d" officeooo:paragraph-rsid="0020398b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f427" officeooo:paragraph-rsid="0013f42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28f5d" officeooo:paragraph-rsid="002048b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28f5d" officeooo:paragraph-rsid="00128f5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1c6dd8" officeooo:paragraph-rsid="002048be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2048be" officeooo:paragraph-rsid="002048be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rsid="001b5a0c" officeooo:paragraph-rsid="001b5a0c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df682" officeooo:paragraph-rsid="0020398b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2048be" officeooo:paragraph-rsid="002048be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128f5d" officeooo:paragraph-rsid="001b5a0c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048be" officeooo:paragraph-rsid="002048be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officeooo:rsid="002048be" officeooo:paragraph-rsid="002048be"/>
    </style:style>
    <style:style style:name="P16" style:family="paragraph" style:parent-style-name="Standard">
      <style:paragraph-properties fo:text-align="justify" style:justify-single-word="false"/>
      <style:text-properties fo:font-style="italic" officeooo:rsid="001b5a0c" officeooo:paragraph-rsid="001b5a0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128f5d" officeooo:paragraph-rsid="00246f90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tyle="italic" officeooo:rsid="00128f5d" officeooo:paragraph-rsid="0026c859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tyle="italic" officeooo:rsid="00128f5d" officeooo:paragraph-rsid="00275c16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24d3d1" officeooo:paragraph-rsid="0024d3d1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128f5d" officeooo:paragraph-rsid="0026c859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26cc24" officeooo:paragraph-rsid="0026cc24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bold" officeooo:rsid="0026cc24" officeooo:paragraph-rsid="0026cc24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1b5a0c" officeooo:paragraph-rsid="001b5a0c"/>
    </style:style>
    <style:style style:name="P25" style:family="paragraph">
      <style:paragraph-properties fo:text-align="center"/>
    </style:style>
    <style:style style:name="T1" style:family="text">
      <style:text-properties officeooo:rsid="0013f427"/>
    </style:style>
    <style:style style:name="T2" style:family="text">
      <style:text-properties officeooo:rsid="001b5a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5a0c" style:font-style-asian="italic" style:font-style-complex="italic"/>
    </style:style>
    <style:style style:name="T5" style:family="text">
      <style:text-properties fo:font-style="italic" officeooo:rsid="001df682" style:font-style-asian="italic" style:font-style-complex="italic"/>
    </style:style>
    <style:style style:name="T6" style:family="text">
      <style:text-properties fo:font-style="italic" officeooo:rsid="002048be" style:font-style-asian="italic" style:font-style-complex="italic"/>
    </style:style>
    <style:style style:name="T7" style:family="text">
      <style:text-properties officeooo:rsid="001df682"/>
    </style:style>
    <style:style style:name="T8" style:family="text">
      <style:text-properties officeooo:rsid="0020398b"/>
    </style:style>
    <style:style style:name="T9" style:family="text">
      <style:text-properties officeooo:rsid="002048be"/>
    </style:style>
    <style:style style:name="T10" style:family="text">
      <style:text-properties style:text-underline-style="none"/>
    </style:style>
    <style:style style:name="T11" style:family="text">
      <style:text-properties officeooo:rsid="0026c859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75c16"/>
    </style:style>
    <style:style style:name="T14" style:family="text">
      <style:text-properties officeooo:rsid="002933d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ormation Bénévoles</text:p>
      <text:p text:style-name="P7">Genre &amp; Discris</text:p>
      <text:p text:style-name="P1"><draw:line text:anchor-type="paragraph" draw:z-index="0" draw:name="Ligne horizontale 1" draw:style-name="gr1" draw:text-style-name="P25" svg:x1="-1.887cm" svg:y1="0.441cm" svg:x2="18.618cm" svg:y2="0.441cm"><text:p/></draw:line></text:p>
      <text:p text:style-name="P1"/>
      <text:p text:style-name="P2"><text:span text:style-name="T12">Objectif </text:span>: Réfléchir aux dynamiques de genre en ateliers de réparation / d’informatique</text:p>
      <text:p text:style-name="P2"/>
      <text:p text:style-name="P15">0. Cadre et présentation</text:p>
      <text:p text:style-name="P15"/>
      <text:p text:style-name="P9">Cadre</text:p>
      <text:p text:style-name="P12">On se respecte mutuellement ; pas d’attaques, pas d’insultes, pas de baston</text:p>
      <text:p text:style-name="P12">On s’écoute et on se répond en argumentant : </text:p>
      <text:p text:style-name="P12">Ne pas nommer si on prend des exemples vécus</text:p>
      <text:p text:style-name="P14">On a le droit de tout dire <text:span text:style-name="T10">; c’est une discussion</text:span></text:p>
      <text:p text:style-name="P2"/>
      <text:p text:style-name="P2"><text:span text:style-name="T2">1. </text:span>Apports théoriques</text:p>
      <text:p text:style-name="P2"/>
      <text:p text:style-name="P16">Etat des lieux </text:p>
      <text:p text:style-name="P16"/>
      <text:p text:style-name="P3"><text:span text:style-name="T4">« </text:span><text:span text:style-name="T6">Notez sur un ou plusieurs papier une ou des situations sexistes que vous avez vues, qu’on vous a rapportées. »</text:span></text:p>
      <text:p text:style-name="P16"/>
      <text:p text:style-name="P13"><text:span text:style-name="T2">→ </text:span><text:span text:style-name="T9">Première définition du sexisme</text:span></text:p>
      <text:p text:style-name="P4"><text:span text:style-name="T1">Chiffres : Violences sexistes et sexuelles ; écarts de salaires ; répartition genrée par métier / études (informatique, mécanique, BTP / soin, éducation, service)</text:span><text:span text:style-name="T5">→ Etat des lieux : associations réparation</text:span></text:p>
      <text:p text:style-name="P11"/>
      <text:p text:style-name="P16"><text:span text:style-name="T13">[</text:span><text:span text:style-name="T14">Louis : </text:span>Sexisme</text:p>
      <text:p text:style-name="P2">- <text:span text:style-name="T1">Sexe et genre </text:span></text:p>
      <text:p text:style-name="P17">- <text:span text:style-name="T7">Construction du s</text:span>exisme</text:p>
      <text:p text:style-name="P17"><text:tab/>Stéréotypes – <text:span text:style-name="T7">éducation genrée</text:span></text:p>
      <text:p text:style-name="P17"/>
      <text:p text:style-name="P20">Jouets – Publicité – Fiction &amp; représentation – Education (≠ instits, bébés, cour de récré / occupation de l’espace…) </text:p>
      <text:p text:style-name="P20"/>
      <text:p text:style-name="P22">Essentialisation / naturalisation des stéréotypes ?</text:p>
      <text:p text:style-name="P20"/>
      <text:p text:style-name="P18">- Différentes dimensions de la stigmatisation</text:p>
      <text:p text:style-name="P18"><text:tab/>Stéréotypes, préjudices, violences interpersonnelles, discriminations, oppression systémique</text:p>
      <text:p text:style-name="P18"><text:tab/><text:span text:style-name="T11">Patriarcat</text:span></text:p>
      <text:p text:style-name="P19"><text:a xlink:type="simple" xlink:href="https://www.youtube.com/watch?v=J-INHJTEWuY&amp;pp=ygUUc2V4aXNtZSBpbmZvcm1hdGlxdWU%3D" text:style-name="Internet_20_link" text:visited-style-name="Visited_20_Internet_20_Link">https://www.youtube.com/watch?v=J-INHJTEWuY&amp;pp=ygUUc2V4aXNtZSBpbmZvcm1hdGlxdWU%3D</text:a> <text:span text:style-name="T13">]</text:span></text:p>
      <text:p text:style-name="P17"/>
      <text:p text:style-name="P17">Lien entre stéréotypes et comportements</text:p>
      <text:p text:style-name="P20">Choix d’études et de profession→ Personnel (‘c’est pas pour moi’, confiance en soi) / <text:span text:style-name="T11">Situation : </text:span>interperso (misogynie, attention des profs…), systémique (discrimination à l’embauche, à l’accès à des postes à responsabilité…)</text:p>
      <text:p text:style-name="P18"><text:span text:style-name="T11">Sexisme intériorisé </text:span></text:p>
      <text:p text:style-name="P20"/>
      <text:p text:style-name="P20">Comportements sexistes → <text:span text:style-name="T11">Blagues, insultes, violences, harcèlement, </text:span></text:p>
      <text:p text:style-name="P17"><text:tab/>Sexisme bienveillant / sexisme hostile / sexisme ambivalent <text:span text:style-name="T11">(en s’appuyant sur les ex)</text:span></text:p>
      <text:p text:style-name="P18"><text:tab/><text:span text:style-name="T11">Pas toujours conscient : intention ? </text:span></text:p>
      <text:p text:style-name="P22">Quel ressenti ? Quelles conséquences ?</text:p>
      <text:p text:style-name="P22"><text:soft-page-break/></text:p>
      <text:p text:style-name="P18">________________________________</text:p>
      <text:p text:style-name="P23">Du coup, comment ça se manifeste dans les assos, particulièrement nos assos de bricolage / informatique ?</text:p>
      <text:p text:style-name="P21"/>
      <text:p text:style-name="P10"><text:span text:style-name="T3">Informatique</text:span></text:p>
      <text:p text:style-name="P2">- Sexisme dans le domaine de l’informatique / de la réparation</text:p>
      <text:p text:style-name="P2"><text:tab/><text:span text:style-name="T2">Historique informatique ; masculinisation du métier &amp; changement de paradigme</text:span></text:p>
      <text:p text:style-name="P2"><text:tab/><text:span text:style-name="T2">Chiffres actuels → Etudes informatique, métiers informatique, hobby ?</text:span></text:p>
      <text:p text:style-name="P2"><text:tab/><text:span text:style-name="T2">Internet &amp; violences sexistes &gt; </text:span><text:span text:style-name="T8">gamer ; </text:span><text:span text:style-name="T2">milieu geek | harcèlement / violences sexuelles...</text:span></text:p>
      <text:p text:style-name="P2"><text:tab/><text:span text:style-name="T3">Trouver des supports de discussion vidéo / images...</text:span></text:p>
      <text:p text:style-name="P2"/>
      <text:p text:style-name="P6"><text:span text:style-name="T2">2. </text:span>Stratégies</text:p>
      <text:p text:style-name="P8"/>
      <text:p text:style-name="P10">S/ mises en situation</text:p>
      <text:p text:style-name="P10">Face à ≠ types de sexisme / différents comportements (blagues, parler à la place, faire à la place...)</text:p>
      <text:p text:style-name="P2"/>
      <text:p text:style-name="P2">→ <text:span text:style-name="T2">Pistes / Difficultés / Reposer les enjeux</text:span></text:p>
      <text:p text:style-name="P2"/>
      <text:p text:style-name="P2">_______________</text:p>
      <text:p text:style-name="P2"/>
      <text:p text:style-name="P2"><text:span text:style-name="T2">Supports</text:span> :</text:p>
      <text:p text:style-name="P2"/>
      <text:p text:style-name="P2"><text:a xlink:type="simple" xlink:href="https://www.youtube.com/watch?v=J-INHJTEWuY&amp;pp=ygUUc2V4aXNtZSBpbmZvcm1hdGlxdWU%3D" text:style-name="Internet_20_link" text:visited-style-name="Visited_20_Internet_20_Link">https://www.youtube.com/watch?v=J-INHJTEWuY&amp;pp=ygUUc2V4aXNtZSBpbmZvcm1hdGlxdWU%3D</text:a></text:p>
      <text:p text:style-name="P2"/>
      <text:p text:style-name="P5">Outils :</text:p>
      <text:p text:style-name="P2"/>
      <text:p text:style-name="P2">→ Débat mouvant (assis?) </text:p>
      <text:p text:style-name="P2"><text:tab/>* <text:span text:style-name="T1">Le sexisme n’existe plus vraiment aujourd’hui</text:span></text:p>
      <text:p text:style-name="P2"><text:tab/>* Les hommes aussi sont victimes de sexisme</text:p>
      <text:p text:style-name="P2"><text:tab/>* <text:s/><text:span text:style-name="T1">Tout le monde a des préjugés</text:span></text:p>
      <text:p text:style-name="P2"><text:tab/>* <text:span text:style-name="T1">Il y a quand même du vrai dans les stéréotypes sexistes</text:span></text:p>
      <text:p text:style-name="P2"><text:tab/>* <text:span text:style-name="T1">Les blagues c’est </text:span><text:span text:style-name="T2">[…]</text:span></text:p>
      <text:p text:style-name="P2"/>
      <text:p text:style-name="P2">→ Sur un papier, écrire un exemple de comportement ou propos sexiste qu’on a déjà vu / entendu / ou qui nous semble emblématique <text:span text:style-name="T1">et on en discute</text:span></text:p>
      <text:p text:style-name="P2"/>
      <text:p text:style-name="P2">→ Sur un papier, écrire un exemple de comportement ou propos sexiste vu ou entendu en atelier, et on en discute (avec les situations déjà sélectionnées en backup)</text:p>
      <text:p text:style-name="P2"><text:tab/>- <text:span text:style-name="T1">Qu’est-ce qu’on peut faire face à cette situation ? En tant que témoin ? En tant que </text:span><text:span text:style-name="T2">cible ?</text:span></text:p>
      <text:p text:style-name="P2"/>
      <text:p text:style-name="P2">→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1:15:48.095969483</meta:creation-date>
    <dc:date>2023-11-09T16:46:24.186834672</dc:date>
    <meta:editing-duration>PT43M1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478" meta:character-count="3183" meta:non-whitespace-character-count="2733"/>
  </office:meta>
</office:document-meta>
</file>